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bold" officeooo:rsid="001fd662" officeooo:paragraph-rsid="001fd662" style:font-weight-asian="bold" style:font-weight-complex="bold"/>
    </style:style>
    <style:style style:name="P2" style:family="paragraph" style:parent-style-name="Standard">
      <style:text-properties officeooo:rsid="001fc2ad" officeooo:paragraph-rsid="00201e9b"/>
    </style:style>
    <style:style style:name="P3" style:family="paragraph" style:parent-style-name="Standard">
      <style:text-properties officeooo:rsid="001fc2ad" officeooo:paragraph-rsid="001fc2ad"/>
    </style:style>
    <style:style style:name="P4" style:family="paragraph" style:parent-style-name="Standard">
      <style:text-properties officeooo:rsid="001fc2ad" officeooo:paragraph-rsid="0020067c"/>
    </style:style>
    <style:style style:name="P5" style:family="paragraph" style:parent-style-name="Standard">
      <style:text-properties officeooo:rsid="001fd662" officeooo:paragraph-rsid="00201e9b"/>
    </style:style>
    <style:style style:name="P6" style:family="paragraph" style:parent-style-name="Standard">
      <style:text-properties officeooo:rsid="001fd662" officeooo:paragraph-rsid="001fd662"/>
    </style:style>
    <style:style style:name="P7" style:family="paragraph" style:parent-style-name="Standard">
      <style:text-properties fo:font-weight="normal" officeooo:rsid="001fd662" officeooo:paragraph-rsid="00201e9b" style:font-weight-asian="normal" style:font-weight-complex="normal"/>
    </style:style>
    <style:style style:name="P8" style:family="paragraph" style:parent-style-name="Standard">
      <style:text-properties officeooo:rsid="0020067c" officeooo:paragraph-rsid="00201e9b"/>
    </style:style>
    <style:style style:name="T1" style:family="text">
      <style:text-properties officeooo:rsid="001fd662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style:text-underline-style="none" fo:font-weight="bold" officeooo:rsid="001fc2ad" style:font-weight-asian="bold" style:font-weight-complex="bold"/>
    </style:style>
    <style:style style:name="T5" style:family="text">
      <style:text-properties style:text-underline-style="none" officeooo:rsid="001636a0"/>
    </style:style>
    <style:style style:name="T6" style:family="text">
      <style:text-properties style:text-underline-style="none" fo:font-weight="normal" officeooo:rsid="001636a0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fd662" style:font-weight-asian="bold" style:font-weight-complex="bold"/>
    </style:style>
    <style:style style:name="T9" style:family="text">
      <style:text-properties fo:font-weight="normal" officeooo:rsid="001fd662" style:font-weight-asian="normal" style:font-weight-complex="normal"/>
    </style:style>
    <style:style style:name="T10" style:family="text">
      <style:text-properties officeooo:rsid="0020067c"/>
    </style:style>
    <style:style style:name="T11" style:family="text">
      <style:text-properties officeooo:rsid="001636a0"/>
    </style:style>
    <style:style style:name="T12" style:family="text">
      <style:text-properties officeooo:rsid="00201e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FC- <text:span text:style-name="T1">Araquari </text:span></text:p>
      <text:p text:style-name="P3"/>
      <text:p text:style-name="P6">Nome: Wesley Antunes</text:p>
      <text:p text:style-name="P6">2Info1 </text:p>
      <text:p text:style-name="P6">1<text:span text:style-name="T12">3</text:span>/0<text:span text:style-name="T12">6</text:span>/19</text:p>
      <text:p text:style-name="P3"/>
      <text:p text:style-name="P3">Requisitos funcionais site de livros nacionalidade</text:p>
      <text:p text:style-name="P3"/>
      <text:p text:style-name="P2">RF001 <text:span text:style-name="T11">O sistema deve permitir </text:span>Consultar <text:span text:style-name="T7">musicas do álbum </text:span><text:span text:style-name="T8">do</text:span> sistema </text:p>
      <text:p text:style-name="P3"/>
      <text:p text:style-name="P2">RF002 <text:span text:style-name="T11">O sistema deve permitir</text:span> <text:span text:style-name="T1">Consultar artista por </text:span><text:span text:style-name="T8">nome ou nacionalidade <text:s/>//</text:span><text:span text:style-name="T9">deve permitir a</text:span><text:span text:style-name="T8"> consulta de artistas</text:span></text:p>
      <text:p text:style-name="P3"/>
      <text:p text:style-name="P5">RF003 <text:span text:style-name="T11">O sistema deve permitir </text:span>Cadastro de <text:span text:style-name="T3">artistas musicais </text:span></text:p>
      <text:p text:style-name="P1"/>
      <text:p text:style-name="P7"><text:span text:style-name="T2">RF004 </text:span><text:span text:style-name="T5">O sistema deve permitir </text:span><text:span text:style-name="T2">Cadastro </text:span><text:span text:style-name="T4">do álbum </text:span></text:p>
      <text:p text:style-name="P6"/>
      <text:p text:style-name="P2">RF00<text:span text:style-name="T1">5 </text:span><text:span text:style-name="T6">O sistema deve permitir</text:span> <text:span text:style-name="T10">Exibir </text:span><text:span text:style-name="T7">relatório dos álbuns do artista <text:s/>contendo nome, ano, duração do álbum</text:span></text:p>
      <text:p text:style-name="P4"/>
      <text:p text:style-name="P8">RF006 <text:span text:style-name="T6">O sistema deve permitir </text:span>Consulta de <text:span text:style-name="T7">Music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4T12:52:06.462986269</meta:creation-date>
    <dc:date>2019-06-13T16:33:36.381586143</dc:date>
    <meta:editing-duration>PT11M11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1" meta:paragraph-count="11" meta:word-count="83" meta:character-count="542" meta:non-whitespace-character-count="463"/>
  </office:meta>
</office:document-meta>
</file>